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7.747cm" svg:height="3.683cm" svg:x="2.143cm" svg:y="2.016cm">
          <text:p text:style-name="P1">Login : </text:p>
          <text:p text:style-name="P1"/>
          <text:p text:style-name="P1">Username : ….......</text:p>
          <text:p text:style-name="P1">Password : ….......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3.208cm" svg:height="2.794cm" svg:x="19.034cm" svg:y="3.794cm">
          <text:p text:style-name="P1">Daftar Pelanggan [Tambah Pelanggan +]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8.001cm" svg:height="2.413cm" svg:x="25.511cm" svg:y="10.525cm">
          <text:p text:style-name="P1">Tambah Pelanggan Baru :</text:p>
          <text:p text:style-name="P1">Nama : …...................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25.638cm" svg:y1="6.588cm" svg:x2="29.511cm" svg:y2="10.525cm" draw:start-shape="id1" draw:start-glue-point="2" draw:end-shape="id2" svg:d="m25638 6588c0 2952 3873 984 3873 3937">
          <text:p/>
        </draw:connector>
        <draw:frame draw:style-name="gr3" draw:layer="layout" svg:width="5.955cm" svg:height="0.962cm" svg:x="27.035cm" svg:y="7.985cm">
          <draw:text-box>
            <text:p>Tambah Pelanggan</text:p>
          </draw:text-box>
        </draw:frame>
        <draw:connector draw:style-name="gr2" draw:text-style-name="P1" draw:layer="layout" draw:type="curve" svg:x1="9.89cm" svg:y1="3.857cm" svg:x2="19.034cm" svg:y2="5.191cm" draw:start-shape="id3" draw:start-glue-point="1" draw:end-shape="id1" draw:end-glue-point="3" svg:d="m9890 3857c6858 0 2286 1334 9144 1334">
          <text:p/>
        </draw:connector>
        <draw:custom-shape draw:style-name="gr4" draw:text-style-name="P1" xml:id="id4" draw:id="id4" draw:layer="layout" svg:width="10.668cm" svg:height="4.699cm" svg:x="3.413cm" svg:y="12.176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25.638cm" svg:y1="6.588cm" svg:x2="8.747cm" svg:y2="12.176cm" draw:start-shape="id1" draw:start-glue-point="2" draw:end-shape="id4" svg:d="m25638 6588c0 4191-16891 1397-16891 5588">
          <text:p/>
        </draw:connector>
        <draw:frame draw:style-name="gr3" draw:layer="layout" svg:width="7.119cm" svg:height="0.962cm" svg:x="10.779cm" svg:y="8.874cm">
          <draw:text-box>
            <text:p>Daftar Pelanggan Diklik</text:p>
          </draw:text-box>
        </draw:frame>
        <draw:frame draw:style-name="gr3" draw:layer="layout" svg:width="8.816cm" svg:height="0.962cm" svg:x="4.683cm" svg:y="12.811cm">
          <draw:text-box>
            <text:p>Daftar Transaksi Produk/Jasa</text:p>
          </draw:text-box>
        </draw:frame>
        <draw:frame draw:style-name="gr3" draw:text-style-name="P2" xml:id="id5" draw:id="id5" draw:layer="layout" svg:width="0.955cm" svg:height="1.119cm" svg:x="12.557cm" svg:y="15.478cm">
          <draw:text-box>
            <text:p><text:span text:style-name="T1">+</text:span></text:p>
          </draw:text-box>
        </draw:frame>
        <draw:custom-shape draw:style-name="gr4" draw:text-style-name="P1" xml:id="id6" draw:id="id6" draw:layer="layout" svg:width="10.033cm" svg:height="1.524cm" svg:x="18.526cm" svg:y="18.929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3.512cm" svg:y1="16.037cm" svg:x2="18.526cm" svg:y2="19.691cm" draw:start-shape="id5" draw:start-glue-point="1" draw:end-shape="id6" svg:d="m13512 16037c3759 0 1252 3654 5014 3654">
          <text:p/>
        </draw:connector>
        <draw:frame draw:style-name="gr3" draw:layer="layout" svg:width="4.74cm" svg:height="0.962cm" svg:x="21.042cm" svg:y="17.383cm">
          <draw:text-box>
            <text:p>Transaksi Baru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3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24T15:03:03</meta:creation-date>
    <dc:date>2013-03-24T15:12:40</dc:date>
    <meta:editing-duration>PT6M49S</meta:editing-duration>
    <meta:editing-cycles>3</meta:editing-cycles>
    <meta:generator>LibreOffice/3.6$Linux_x86 LibreOffice_project/360m1$Build-2</meta:generator>
    <meta:document-statistic meta:object-count="14"/>
  </office:meta>
</office:document-meta>
</file>